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8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print_5f_2">
      <style:table-properties table:display="true" style:writing-mode="lr-tb"/>
    </style:style>
    <style:style style:name="ce1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www.youtube.com/watch?v=ugiJTRGg_Eg&amp;feature=youtu.be" xlink:type="simple"/>
        <loext:hyperlink xlink:href="http://www.youtube.com/watch?v=ugiJTRGg_Eg&amp;feature=youtu.be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lNzAkScDjE?si=gFp2v-X-FL_KUNiH&amp;t=3097" xlink:type="simple"/>
        <loext:hyperlink xlink:href="https://youtu.be/SlNzAkScDjE?si=gFp2v-X-FL_KUNiH&amp;t=3097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TX2NgqnWWJM" xlink:type="simple"/>
        <loext:hyperlink xlink:href="https://www.youtube.com/watch?v=TX2NgqnWWJM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TX2NgqnWWJM?si=j93e8WP972DbkVrw" xlink:type="simple"/>
        <loext:hyperlink xlink:href="https://youtu.be/TX2NgqnWWJM?si=j93e8WP972DbkVrw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lNzAkScDjE?si=irj3wIz0Elf-9xUp&amp;t=7000" xlink:type="simple"/>
        <loext:hyperlink xlink:href="https://youtu.be/SlNzAkScDjE?si=irj3wIz0Elf-9xUp&amp;t=700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SlNzAkScDjE" xlink:type="simple"/>
        <loext:hyperlink xlink:href="https://www.youtube.com/watch?v=SlNzAkScDjE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gtVQ8oDf3g" xlink:type="simple"/>
        <loext:hyperlink xlink:href="https://www.youtube.com/watch?v=NgtVQ8oDf3g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ugiJTRGg_Eg?si=LM6whNPRp1rlnj-_&amp;t=5880" xlink:type="simple"/>
        <loext:hyperlink xlink:href="https://youtu.be/ugiJTRGg_Eg?si=LM6whNPRp1rlnj-_&amp;t=588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NgtVQ8oDf3g?si=Bptlk4lLvQZCnTTR&amp;t=9160" xlink:type="simple"/>
        <loext:hyperlink xlink:href="https://youtu.be/NgtVQ8oDf3g?si=Bptlk4lLvQZCnTTR&amp;t=916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NgtVQ8oDf3g?si=j9o1rnPuKSUw-ET4&amp;t=4460" xlink:type="simple"/>
        <loext:hyperlink xlink:href="https://youtu.be/NgtVQ8oDf3g?si=j9o1rnPuKSUw-ET4&amp;t=446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ugiJTRGg_Eg?si=9TXZ7WDP9yP0IGHL&amp;t=2471" xlink:type="simple"/>
        <loext:hyperlink xlink:href="https://youtu.be/ugiJTRGg_Eg?si=9TXZ7WDP9yP0IGHL&amp;t=2471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llebhwA0kk" xlink:type="simple"/>
        <loext:hyperlink xlink:href="https://www.youtube.com/watch?v=nllebhwA0kk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l-BWzzfeZSk" xlink:type="simple"/>
        <loext:hyperlink xlink:href="https://www.youtube.com/watch?v=l-BWzzfeZSk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gemAZuKas20" xlink:type="simple"/>
        <loext:hyperlink xlink:href="https://www.youtube.com/watch?v=gemAZuKas2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l-BWzzfeZSk" xlink:type="simple"/>
        <loext:hyperlink xlink:href="https://www.youtube.com/watch?v=l-BWzzfeZSk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gemAZuKas20" xlink:type="simple"/>
        <loext:hyperlink xlink:href="https://www.youtube.com/watch?v=gemAZuKas2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FPSlG-c9Ml4" xlink:type="simple"/>
        <loext:hyperlink xlink:href="https://www.youtube.com/watch?v=FPSlG-c9Ml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7r-2yuirCy0" xlink:type="simple"/>
        <loext:hyperlink xlink:href="https://www.youtube.com/watch?v=7r-2yuirCy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llebhwA0kk" xlink:type="simple"/>
        <loext:hyperlink xlink:href="https://www.youtube.com/watch?v=nllebhwA0kk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7r-2yuirCy0" xlink:type="simple"/>
        <loext:hyperlink xlink:href="https://www.youtube.com/watch?v=7r-2yuirCy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NzAD0Pj8u8" xlink:type="simple"/>
        <loext:hyperlink xlink:href="https://www.youtube.com/watch?v=NNzAD0Pj8u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H4XvVoBmmLo" xlink:type="simple"/>
        <loext:hyperlink xlink:href="https://www.youtube.com/watch?v=H4XvVoBmmLo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lF33PwCKu-s" xlink:type="simple"/>
        <loext:hyperlink xlink:href="https://www.youtube.com/watch?v=lF33PwCKu-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www.youtube.com/watch?v=fxcC9Wb1bPs&amp;feature=youtu.be" xlink:type="simple"/>
        <loext:hyperlink xlink:href="http://www.youtube.com/watch?v=fxcC9Wb1bPs&amp;feature=youtu.be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fkcmChz3LbE" xlink:type="simple"/>
        <loext:hyperlink xlink:href="https://www.youtube.com/watch?v=fkcmChz3LbE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KdQJrmT6qxI" xlink:type="simple"/>
        <loext:hyperlink xlink:href="https://www.youtube.com/watch?v=KdQJrmT6qxI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VsUs5hqeuE8" xlink:type="simple"/>
        <loext:hyperlink xlink:href="https://www.youtube.com/watch?v=VsUs5hqeuE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igher Seed</text:p>
          </table:table-cell>
          <table:table-cell table:style-name="ce1" office:value-type="string" calcext:value-type="string" table:number-columns-spanned="1" table:number-rows-spanned="2">
            <text:p>Lower Seed</text:p>
          </table:table-cell>
          <table:table-cell table:style-name="ce1" office:value-type="string" calcext:value-type="string" table:number-columns-spanned="1" table:number-rows-spanned="2">
            <text:p>Handicap</text:p>
          </table:table-cell>
          <table:table-cell table:style-name="ce81" office:value-type="string" calcext:value-type="string" table:number-columns-spanned="2" table:number-rows-spanned="1">
            <text:p>Wins</text:p>
          </table:table-cell>
          <table:covered-table-cell table:style-name="ce17"/>
          <table:table-cell table:style-name="ce81" office:value-type="string" calcext:value-type="string" table:number-columns-spanned="2" table:number-rows-spanned="1">
            <text:p>Admin Penalty</text:p>
          </table:table-cell>
          <table:covered-table-cell table:style-name="ce17"/>
          <table:table-cell table:style-name="ce81" office:value-type="string" calcext:value-type="string" table:number-columns-spanned="2" table:number-rows-spanned="1">
            <text:p>Casted by</text:p>
          </table:table-cell>
          <table:covered-table-cell table:style-name="ce17"/>
          <table:table-cell table:style-name="ce81" office:value-type="string" calcext:value-type="string" table:number-columns-spanned="2" table:number-rows-spanned="1">
            <text:p>POV</text:p>
          </table:table-cell>
          <table:covered-table-cell table:style-name="ce17"/>
          <table:table-cell table:number-columns-repeated="1013"/>
        </table:table-row>
        <table:table-row table:style-name="ro2">
          <table:covered-table-cell table:number-columns-repeated="3" table:style-name="ce2"/>
          <table:table-cell table:style-name="ce13" office:value-type="string" calcext:value-type="string">
            <text:p>Higher Seed</text:p>
          </table:table-cell>
          <table:table-cell table:style-name="ce13" office:value-type="string" calcext:value-type="string">
            <text:p>Lower Seed</text:p>
          </table:table-cell>
          <table:table-cell table:style-name="ce13" office:value-type="string" calcext:value-type="string">
            <text:p>Higher Seed</text:p>
          </table:table-cell>
          <table:table-cell table:style-name="ce13" office:value-type="string" calcext:value-type="string">
            <text:p>Lower Seed</text:p>
          </table:table-cell>
          <table:table-cell table:style-name="ce81" office:value-type="string" calcext:value-type="string">
            <text:p>Hydur</text:p>
          </table:table-cell>
          <table:table-cell table:style-name="ce81" office:value-type="string" calcext:value-type="string">
            <text:p>TechChariot</text:p>
          </table:table-cell>
          <table:table-cell table:style-name="ce81" office:value-type="string" calcext:value-type="string">
            <text:p>Hydur</text:p>
          </table:table-cell>
          <table:table-cell table:style-name="ce81" office:value-type="string" calcext:value-type="string">
            <text:p>Harooooo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Round Wild</text:p>
          </table:table-cell>
          <table:covered-table-cell table:number-columns-repeated="9" table:style-name="ce9"/>
          <table:covered-table-cell table:style-name="ce17"/>
          <table:table-cell table:number-columns-repeated="1013"/>
        </table:table-row>
        <table:table-row table:style-name="ro1">
          <table:table-cell table:style-name="ce7" office:value-type="string" calcext:value-type="string">
            <text:p>BenderAndChill</text:p>
          </table:table-cell>
          <table:table-cell table:style-name="ce7" office:value-type="string" calcext:value-type="string">
            <text:p>Chipmunk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date" office:date-value="2025-01-03" calcext:value-type="date">
            <text:p>1/3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Lion</text:p>
          </table:table-cell>
          <table:table-cell table:style-name="ce6" office:value-type="string" calcext:value-type="string">
            <text:p>jasouki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office:value-type="date" office:date-value="2025-02-03" calcext:value-type="date">
            <text:p>2/3</text:p>
          </table:table-cell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PlushWerewolf</text:p>
          </table:table-cell>
          <table:table-cell table:style-name="ce7" office:value-type="string" calcext:value-type="string">
            <text:p>KorDimon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41" table:number-columns-repeated="3"/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1" table:number-rows-spanned="1">
            <text:p>Round 1</text:p>
          </table:table-cell>
          <table:covered-table-cell table:number-columns-repeated="9" table:style-name="ce9"/>
          <table:covered-table-cell table:style-name="ce17"/>
          <table:table-cell table:number-columns-repeated="1013"/>
        </table:table-row>
        <table:table-row table:style-name="ro1">
          <table:table-cell table:style-name="ce7" office:value-type="string" calcext:value-type="string">
            <text:p>_neozz_</text:p>
          </table:table-cell>
          <table:table-cell table:style-name="ce7" office:value-type="string" calcext:value-type="string">
            <text:p>MrOsoVC8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/>
          <table:table-cell table:style-name="ce55" office:value-type="date" office:date-value="2025-02-02" calcext:value-type="date">
            <text:p>2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Rodrixs</text:p>
          </table:table-cell>
          <table:table-cell table:style-name="ce6" office:value-type="string" calcext:value-type="string">
            <text:p>Favre4ever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wisenatic</text:p>
          </table:table-cell>
          <table:table-cell table:style-name="ce7" office:value-type="string" calcext:value-type="string">
            <text:p>TheTiger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e1sTea</text:p>
          </table:table-cell>
          <table:table-cell table:style-name="ce6" office:value-type="string" calcext:value-type="string">
            <text:p>__oladushe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chanchilaru</text:p>
          </table:table-cell>
          <table:table-cell table:style-name="ce7" office:value-type="string" calcext:value-type="string">
            <text:p>haroooo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date" office:date-value="2025-02-02" calcext:value-type="date">
            <text:p>2/2</text:p>
          </table:table-cell>
          <table:table-cell table:style-name="ce42" table:number-columns-repeated="2"/>
          <table:table-cell table:style-name="ce68" office:value-type="date" office:date-value="2025-01-01" calcext:value-type="date">
            <text:p>1/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leonovoo</text:p>
          </table:table-cell>
          <table:table-cell table:style-name="ce6" office:value-type="string" calcext:value-type="string">
            <text:p>xRavyn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Sabalero</text:p>
          </table:table-cell>
          <table:table-cell table:style-name="ce7" office:value-type="string" calcext:value-type="string">
            <text:p>YoSoyPacho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7" office:value-type="date" office:date-value="2025-01-02" calcext:value-type="date">
            <text:p>1/2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6" office:value-type="string" calcext:value-type="string">
            <text:p>maxymczech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4" office:value-type="date" office:date-value="2025-01-01" calcext:value-type="date">
            <text:p>1/1</text:p>
          </table:table-cell>
          <table:table-cell table:style-name="ce69"/>
          <table:table-cell table:number-columns-repeated="1013"/>
        </table:table-row>
        <table:table-row table:style-name="ro1">
          <table:table-cell table:style-name="ce7" office:value-type="string" calcext:value-type="string">
            <text:p>LoreDek</text:p>
          </table:table-cell>
          <table:table-cell table:style-name="ce7" office:value-type="string" calcext:value-type="string">
            <text:p>Metalmania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8" office:value-type="date" office:date-value="2025-03-03" calcext:value-type="date">
            <text:p>3/3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maxpower973</text:p>
          </table:table-cell>
          <table:table-cell table:style-name="ce6" office:value-type="string" calcext:value-type="string">
            <text:p>Pl0tterGhost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9" office:value-type="date" office:date-value="2025-01-03" calcext:value-type="date">
            <text:p>1/3</text:p>
          </table:table-cell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The Otter One</text:p>
          </table:table-cell>
          <table:table-cell table:style-name="ce7" office:value-type="string" calcext:value-type="string">
            <text:p>Flying Mouse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/>
          <table:table-cell table:style-name="ce56" office:value-type="date" office:date-value="2025-01-02" calcext:value-type="date">
            <text:p>1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BenderAndChill</text:p>
          </table:table-cell>
          <table:table-cell table:style-name="ce6" office:value-type="string" calcext:value-type="string">
            <text:p>Nope158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/>
          <table:table-cell table:style-name="ce57" office:value-type="date" office:date-value="2025-01-02" calcext:value-type="date">
            <text:p>1/2</text:p>
          </table:table-cell>
          <table:table-cell table:style-name="ce43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PlushWerewolf</text:p>
          </table:table-cell>
          <table:table-cell table:style-name="ce7" office:value-type="string" calcext:value-type="string">
            <text:p>cerasito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jasouki</text:p>
          </table:table-cell>
          <table:table-cell table:style-name="ce6" office:value-type="string" calcext:value-type="string">
            <text:p>KorDimon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8" table:number-columns-spanned="3" table:number-rows-spanned="1"/>
          <table:covered-table-cell table:number-columns-repeated="2"/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1" table:number-rows-spanned="1">
            <text:p>Round 2</text:p>
          </table:table-cell>
          <table:covered-table-cell table:number-columns-repeated="9" table:style-name="ce9"/>
          <table:covered-table-cell table:style-name="ce17"/>
          <table:table-cell table:number-columns-repeated="1013"/>
        </table:table-row>
        <table:table-row table:style-name="ro1">
          <table:table-cell table:style-name="ce7" office:value-type="string" calcext:value-type="string">
            <text:p>_neozz_</text:p>
          </table:table-cell>
          <table:table-cell table:style-name="ce7" office:value-type="string" calcext:value-type="string">
            <text:p>Favre4ever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rOsoVC8</text:p>
          </table:table-cell>
          <table:table-cell table:style-name="ce6" office:value-type="string" calcext:value-type="string">
            <text:p>e1sTea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/>
          <table:table-cell table:style-name="ce58" office:value-type="date" office:date-value="2025-02-02" calcext:value-type="date">
            <text:p>2/2</text:p>
          </table:table-cell>
          <table:table-cell table:style-name="ce43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7" office:value-type="string" calcext:value-type="string">
            <text:p>TheTiger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wisenatic</text:p>
          </table:table-cell>
          <table:table-cell table:style-name="ce6" office:value-type="string" calcext:value-type="string">
            <text:p>chanchilaru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__oladushek</text:p>
          </table:table-cell>
          <table:table-cell table:style-name="ce7" office:value-type="string" calcext:value-type="string">
            <text:p>Hydur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5" office:value-type="date" office:date-value="2025-01-01" calcext:value-type="date">
            <text:p>1/1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6" office:value-type="string" calcext:value-type="string">
            <text:p>harooooo</text:p>
          </table:table-cell>
          <table:table-cell table:style-name="ce6" office:value-type="string" calcext:value-type="string">
            <text:p>xRavyn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3"/>
          <table:table-cell table:style-name="ce70" office:value-type="date" office:date-value="2025-01-01" calcext:value-type="date">
            <text:p>1/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eonovoo</text:p>
          </table:table-cell>
          <table:table-cell table:style-name="ce7" office:value-type="string" calcext:value-type="string">
            <text:p>YoSoyPacho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/>
          <table:table-cell table:style-name="ce59" office:value-type="date" office:date-value="2025-02-02" calcext:value-type="date">
            <text:p>2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abalero</text:p>
          </table:table-cell>
          <table:table-cell table:style-name="ce6" office:value-type="string" calcext:value-type="string">
            <text:p>maxymczech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LoreDek</text:p>
          </table:table-cell>
          <table:table-cell table:style-name="ce7" office:value-type="string" calcext:value-type="string">
            <text:p>Pl0tterGhost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axpower973</text:p>
          </table:table-cell>
          <table:table-cell table:style-name="ce6" office:value-type="string" calcext:value-type="string">
            <text:p>Flying Mouse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The Otter One</text:p>
          </table:table-cell>
          <table:table-cell table:style-name="ce7" office:value-type="string" calcext:value-type="string">
            <text:p>BenderAndChil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  <table:table-cell table:style-name="ce60" office:value-type="date" office:date-value="2025-01-02" calcext:value-type="date">
            <text:p>1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Metalmania</text:p>
          </table:table-cell>
          <table:table-cell table:style-name="ce6" office:value-type="string" calcext:value-type="string">
            <text:p>Lion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Chipmunk</text:p>
          </table:table-cell>
          <table:table-cell table:style-name="ce7" office:value-type="string" calcext:value-type="string">
            <text:p>cerasito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Nope1585</text:p>
          </table:table-cell>
          <table:table-cell table:style-name="ce6" office:value-type="string" calcext:value-type="string">
            <text:p>KorDimon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0" office:value-type="date" office:date-value="2025-01-03" calcext:value-type="date">
            <text:p>1/3</text:p>
          </table:table-cell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8" table:number-columns-spanned="3" table:number-rows-spanned="1"/>
          <table:covered-table-cell table:number-columns-repeated="2"/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1" table:number-rows-spanned="1">
            <text:p>Round 3</text:p>
          </table:table-cell>
          <table:covered-table-cell table:number-columns-repeated="9" table:style-name="ce9"/>
          <table:covered-table-cell table:style-name="ce17"/>
          <table:table-cell table:number-columns-repeated="1013"/>
        </table:table-row>
        <table:table-row table:style-name="ro1">
          <table:table-cell table:style-name="ce7" office:value-type="string" calcext:value-type="string">
            <text:p>_neozz_</text:p>
          </table:table-cell>
          <table:table-cell table:style-name="ce7" office:value-type="string" calcext:value-type="string">
            <text:p>Rodrixs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rOsoVC8</text:p>
          </table:table-cell>
          <table:table-cell table:style-name="ce6" office:value-type="string" calcext:value-type="string">
            <text:p>wisenatic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1" office:value-type="date" office:date-value="2025-03-03" calcext:value-type="date">
            <text:p>3/3</text:p>
          </table:table-cell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Favre4ever</text:p>
          </table:table-cell>
          <table:table-cell table:style-name="ce7" office:value-type="string" calcext:value-type="string">
            <text:p>__oladushek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/>
          <table:table-cell table:style-name="ce60" office:value-type="date" office:date-value="2025-02-02" calcext:value-type="date">
            <text:p>2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e1sTea</text:p>
          </table:table-cell>
          <table:table-cell table:style-name="ce6" office:value-type="string" calcext:value-type="string">
            <text:p>harooooo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2" office:value-type="date" office:date-value="2025-03-03" calcext:value-type="date">
            <text:p>3/3</text:p>
          </table:table-cell>
          <table:table-cell table:style-name="ce43" table:number-columns-repeated="2"/>
          <table:table-cell table:style-name="ce71" office:value-type="date" office:date-value="2025-01-01" calcext:value-type="date">
            <text:p>1/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heTiger</text:p>
          </table:table-cell>
          <table:table-cell table:style-name="ce7" office:value-type="string" calcext:value-type="string">
            <text:p>leonovoo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chanchilaru</text:p>
          </table:table-cell>
          <table:table-cell table:style-name="ce6" office:value-type="string" calcext:value-type="string">
            <text:p>Sabalero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Hydur</text:p>
          </table:table-cell>
          <table:table-cell table:style-name="ce7" office:value-type="string" calcext:value-type="string">
            <text:p>YoSoyPach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6" office:value-type="date" office:date-value="2025-01-01" calcext:value-type="date">
            <text:p>1/1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6" office:value-type="string" calcext:value-type="string">
            <text:p>xRavyn</text:p>
          </table:table-cell>
          <table:table-cell table:style-name="ce6" office:value-type="string" calcext:value-type="string">
            <text:p>LoreDe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maxymczech</text:p>
          </table:table-cell>
          <table:table-cell table:style-name="ce7" office:value-type="string" calcext:value-type="string">
            <text:p>The Otter O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axpower973</text:p>
          </table:table-cell>
          <table:table-cell table:style-name="ce6" office:value-type="string" calcext:value-type="string">
            <text:p>Metalmania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Pl0tterGhost</text:p>
          </table:table-cell>
          <table:table-cell table:style-name="ce7" office:value-type="string" calcext:value-type="string">
            <text:p>Lion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Flying Mouse</text:p>
          </table:table-cell>
          <table:table-cell table:style-name="ce6" office:value-type="string" calcext:value-type="string">
            <text:p>Chipmun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/>
          <table:table-cell table:style-name="ce61" office:value-type="date" office:date-value="2025-02-02" calcext:value-type="date">
            <text:p>2/2</text:p>
          </table:table-cell>
          <table:table-cell table:style-name="ce43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BenderAndChill</text:p>
          </table:table-cell>
          <table:table-cell table:style-name="ce7" office:value-type="string" calcext:value-type="string">
            <text:p>PlushWerewolf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Nope1585</text:p>
          </table:table-cell>
          <table:table-cell table:style-name="ce6" office:value-type="string" calcext:value-type="string">
            <text:p>cerasito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/>
          <table:table-cell table:style-name="ce62" office:value-type="date" office:date-value="2025-01-02" calcext:value-type="date">
            <text:p>1/2</text:p>
          </table:table-cell>
          <table:table-cell table:style-name="ce43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jasouki</text:p>
          </table:table-cell>
          <table:table-cell table:style-name="ce7" office:value-type="string" calcext:value-type="string">
            <text:p>KorDimon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8" table:number-columns-spanned="3" table:number-rows-spanned="1"/>
          <table:covered-table-cell table:number-columns-repeated="2"/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1" table:number-rows-spanned="1">
            <text:p>Round 4</text:p>
          </table:table-cell>
          <table:covered-table-cell table:number-columns-repeated="9" table:style-name="ce9"/>
          <table:covered-table-cell table:style-name="ce17"/>
          <table:table-cell table:number-columns-repeated="1013"/>
        </table:table-row>
        <table:table-row table:style-name="ro1">
          <table:table-cell table:style-name="ce7" office:value-type="string" calcext:value-type="string">
            <text:p>_neozz_</text:p>
          </table:table-cell>
          <table:table-cell table:style-name="ce7" office:value-type="string" calcext:value-type="string">
            <text:p>wisenatic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rOsoVC8</text:p>
          </table:table-cell>
          <table:table-cell table:style-name="ce6" office:value-type="string" calcext:value-type="string">
            <text:p>Favre4ever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7" office:value-type="string" calcext:value-type="string">
            <text:p>e1sTea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TheTiger</text:p>
          </table:table-cell>
          <table:table-cell table:style-name="ce6" office:value-type="string" calcext:value-type="string">
            <text:p>harooooo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chanchilaru</text:p>
          </table:table-cell>
          <table:table-cell table:style-name="ce7" office:value-type="string" calcext:value-type="string">
            <text:p>leonovoo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__oladushek</text:p>
          </table:table-cell>
          <table:table-cell table:style-name="ce6" office:value-type="string" calcext:value-type="string">
            <text:p>Sabalero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Hydur</text:p>
          </table:table-cell>
          <table:table-cell table:style-name="ce7" office:value-type="string" calcext:value-type="string">
            <text:p>LoreDek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7" office:value-type="date" office:date-value="2025-01-01" calcext:value-type="date">
            <text:p>1/1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6" office:value-type="string" calcext:value-type="string">
            <text:p>xRavyn</text:p>
          </table:table-cell>
          <table:table-cell table:style-name="ce6" office:value-type="string" calcext:value-type="string">
            <text:p>maxpower97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YoSoyPacho</text:p>
          </table:table-cell>
          <table:table-cell table:style-name="ce7" office:value-type="string" calcext:value-type="string">
            <text:p>The Otter On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maxymczech</text:p>
          </table:table-cell>
          <table:table-cell table:style-name="ce6" office:value-type="string" calcext:value-type="string">
            <text:p>Metalmania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3" office:value-type="date" office:date-value="2025-02-03" calcext:value-type="date">
            <text:p>2/3</text:p>
          </table:table-cell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Pl0tterGhost</text:p>
          </table:table-cell>
          <table:table-cell table:style-name="ce7" office:value-type="string" calcext:value-type="string">
            <text:p>Chipmun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Flying Mouse</text:p>
          </table:table-cell>
          <table:table-cell table:style-name="ce6" office:value-type="string" calcext:value-type="string">
            <text:p>Nope158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 table:style-name="ce7" office:value-type="string" calcext:value-type="string">
            <text:p>Lion</text:p>
          </table:table-cell>
          <table:table-cell table:style-name="ce7" office:value-type="string" calcext:value-type="string">
            <text:p>PlushWerewolf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  <table:table-cell table:style-name="ce63" office:value-type="date" office:date-value="2025-01-02" calcext:value-type="date">
            <text:p>1/2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jasouki</text:p>
          </table:table-cell>
          <table:table-cell table:style-name="ce6" office:value-type="string" calcext:value-type="string">
            <text:p>cerasito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4" office:value-type="date" office:date-value="2025-02-03" calcext:value-type="date">
            <text:p>2/3</text:p>
          </table:table-cell>
          <table:table-cell table:style-name="ce43" table:number-columns-repeated="3"/>
          <table:table-cell table:number-columns-repeated="101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4:40:59.06166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9-12T14:43:25.419050600</dc:date>
    <meta:editing-duration>PT2M25S</meta:editing-duration>
    <meta:editing-cycles>3</meta:editing-cycles>
    <meta:document-statistic meta:table-count="1" meta:cell-count="468" meta:object-count="0"/>
  </office:meta>
</office:document-meta>
</file>